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justify" style:justify-single-word="false"/>
      <style:text-properties style:font-name="Liberation Serif" fo:font-size="12pt" style:font-size-asian="12pt" style:font-size-complex="12pt"/>
    </style:style>
    <style:style style:name="P2" style:family="paragraph" style:parent-style-name="Header">
      <style:paragraph-properties fo:text-align="justify" style:justify-single-word="false"/>
      <style:text-properties style:font-name="Liberation Serif" fo:font-size="12pt" officeooo:paragraph-rsid="0015d2f2" style:font-size-asian="12pt" style:font-size-complex="12pt"/>
    </style:style>
    <style:style style:name="P3" style:family="paragraph" style:parent-style-name="Header">
      <style:paragraph-properties fo:text-align="justify" style:justify-single-word="false"/>
      <style:text-properties fo:language="id" fo:country="ID"/>
    </style:style>
    <style:style style:name="P4"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ize="12pt" fo:language="id" fo:country="ID" fo:font-weight="bold" style:font-size-asian="12pt" style:font-weight-asian="bold" style:font-size-complex="12pt"/>
    </style:style>
    <style:style style:name="P5"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style:font-name="Liberation Serif" fo:font-size="12pt" style:font-size-asian="12pt" style:font-size-complex="12pt"/>
    </style:style>
    <style:style style:name="P6" style:family="paragraph" style:parent-style-name="Footer">
      <style:paragraph-properties fo:text-align="center" style:justify-single-word="false"/>
    </style:style>
    <style:style style:name="P7" style:family="paragraph" style:parent-style-name="Standard">
      <style:paragraph-properties fo:margin-top="0.101cm" fo:margin-bottom="0.101cm" loext:contextual-spacing="false" fo:line-height="100%"/>
      <style:text-properties style:font-name="Liberation Serif" fo:font-size="12pt" fo:language="id" fo:country="ID" fo:font-weight="normal" style:font-size-asian="12pt" style:font-weight-asian="normal" style:font-name-complex="Arial" style:font-size-complex="12pt" style:font-weight-complex="normal"/>
    </style:style>
    <style:style style:name="P8" style:family="paragraph" style:parent-style-name="sub_20_judul_20_isi_20_A">
      <style:paragraph-properties fo:margin-top="0.101cm" fo:margin-bottom="0.101cm" loext:contextual-spacing="false" fo:line-height="100%" fo:text-align="justify" style:justify-single-word="false"/>
      <style:text-properties style:font-name="Liberation Serif" fo:font-size="12pt" fo:language="id" fo:country="ID" fo:font-weight="normal" officeooo:paragraph-rsid="0015d2f2" style:font-size-asian="12pt" style:font-weight-asian="normal" style:font-size-complex="12pt" style:font-weight-complex="normal"/>
    </style:style>
    <style:style style:name="P9" style:family="paragraph" style:parent-style-name="Header">
      <style:paragraph-properties fo:text-align="justify" style:justify-single-word="false"/>
      <style:text-properties style:font-name="Liberation Serif" fo:font-size="12pt" fo:language="id" fo:country="ID" style:font-size-asian="12pt" style:font-size-complex="12pt"/>
    </style:style>
    <style:style style:name="P10" style:family="paragraph" style:parent-style-name="Standard" style:master-page-name="Standard">
      <style:paragraph-properties fo:text-align="center" style:justify-single-word="false" style:page-number="auto">
        <style:tab-stops>
          <style:tab-stop style:position="2.251cm"/>
          <style:tab-stop style:position="2.752cm"/>
          <style:tab-stop style:position="8.502cm"/>
        </style:tab-stops>
      </style:paragraph-properties>
      <style:text-properties style:font-name="Liberation Serif" fo:font-size="12pt" fo:language="id" fo:country="ID" fo:font-weight="bold" style:font-size-asian="12pt" style:font-weight-asian="bold" style:font-size-complex="12pt"/>
    </style:style>
    <style:style style:name="P11" style:family="paragraph">
      <loext:graphic-properties draw:fill="none"/>
      <style:paragraph-properties fo:text-align="start"/>
      <style:text-properties fo:font-size="18pt"/>
    </style:style>
    <style:style style:name="T1" style:family="text">
      <style:text-properties fo:language="id" fo:country="ID"/>
    </style:style>
    <style:style style:name="T2" style:family="text">
      <style:text-properties fo:language="id" fo:country="ID" fo:font-weight="bold" style:font-weight-asian="bold"/>
    </style:style>
    <style:style style:name="T3" style:family="text">
      <style:text-properties fo:language="id" fo:country="ID" fo:font-weight="bold" officeooo:rsid="00012d94" style:font-weight-asian="bold"/>
    </style:style>
    <style:style style:name="T4" style:family="text">
      <style:text-properties fo:language="id" fo:country="ID" officeooo:rsid="0015d2f2"/>
    </style:style>
    <style:style style:name="T5" style:family="text">
      <style:text-properties fo:font-weight="bold" style:font-weight-asian="bold" style:font-weight-complex="bold"/>
    </style:style>
    <style:style style:name="T6" style:family="text">
      <style:text-properties officeooo:rsid="000b90ec"/>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gr1" style:family="graphic">
      <style:graphic-properties draw:stroke="solid" svg:stroke-width="0.079cm" svg:stroke-color="#000000" draw:stroke-linejoin="round" draw:fill="none" draw:textarea-vertical-align="top" draw:auto-grow-height="false" fo:min-height="0cm" fo:min-width="15.166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BSTRAK</text:p>
      <text:p text:style-name="P7"/>
      <text:p text:style-name="P8">Pemanfaatan <text:span text:style-name="T6">t</text:span>eknologi komputer pada saat ini telah mengalami kemajuan yang cukup pesat. Komputer merupakan perangkat vital dalam kehidupan sehari- Banyak pengembang sistem operasi yang terus mengembangkan produknya Linux merupakan program <text:span text:style-name="T7">open source</text:span> yang sekarang ini sudah bukan menjadi sistem operasi alternative.hari. Komputer dewasa ini tidak hanya digunakan di perkantoran, pemerintahan atau institutsi pendidikan saja, tetapi hampir di setiap rumah. Komputer yang kita gunakan menggunakan suatu sistem operasi. Sekarang sudah banyak sekali aplikasi berbasis <text:span text:style-name="T7">open source</text:span> yang sudah banyak dikenal oleh masyarakat, seperti <text:span text:style-name="T8">inkscape</text:span> untuk keperluan <text:span text:style-name="T7">desain</text:span>, <text:span text:style-name="T8">blender</text:span><text:span text:style-name="T7"> </text:span>untuk kebutuhan 3D, <text:span text:style-name="T8">libreoffice</text:span> untuk kebutuhan <text:span text:style-name="T7">office</text:span> dan masih banyak program yang sudah dikenal masyarakat. Perusahaan pun tidak mau kalah dengan hal ini, salah satu pabrik sepatu pun ada yang ikut menjadi salah satu sponsor resmi dari sebuah progam berbasis <text:span text:style-name="T7">open source</text:span>. Pembelajaran tentang linux menjadi momok bagi mahasiswa atau dosen yang sudah terbiasa dengan Windows. Dengan latar belakang diatas maka dapat diambil judul “<text:span text:style-name="T5">Remastering GNU/Linux Xubuntu dengan ubuntu customization kit berbasis Mahasiswa</text:span>”.</text:p>
      <text:p text:style-name="P4"/>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id" fo:country="ID"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id" fo:country="ID" style:font-size-asian="10pt" style:language-asian="id" style:country-asian="ID" style:font-name-complex="Courier New1" style:font-family-complex="'Courier New'" style:font-family-generic-complex="system" style:font-pitch-complex="variable" style:font-size-complex="10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id" style:country-asian="ID"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style:font-name="Liberation Serif" fo:font-size="12pt" officeooo:paragraph-rsid="0015d2f2" style:font-size-asian="12pt" style:font-size-complex="12pt"/>
    </style:style>
    <style:style style:name="MP2" style:family="paragraph" style:parent-style-name="Header">
      <style:paragraph-properties fo:text-align="justify" style:justify-single-word="false"/>
      <style:text-properties style:font-name="Liberation Serif" fo:font-size="12pt" fo:language="id" fo:country="ID" style:font-size-asian="12pt" style:font-size-complex="12pt"/>
    </style:style>
    <style:style style:name="MP3" style:family="paragraph" style:parent-style-name="Header">
      <style:paragraph-properties fo:text-align="justify" style:justify-single-word="false"/>
      <style:text-properties style:font-name="Liberation Serif" fo:font-size="12pt" style:font-size-asian="12pt" style:font-size-complex="12pt"/>
    </style:style>
    <style:style style:name="MP4" style:family="paragraph" style:parent-style-name="Header">
      <style:paragraph-properties fo:text-align="justify" style:justify-single-word="false"/>
      <style:text-properties fo:language="id" fo:country="ID"/>
    </style:style>
    <style:style style:name="MP5" style:family="paragraph">
      <loext:graphic-properties draw:fill="none"/>
      <style:paragraph-properties fo:text-align="start"/>
      <style:text-properties fo:font-size="18pt"/>
    </style:style>
    <style:style style:name="MP6" style:family="paragraph" style:parent-style-name="Footer">
      <style:paragraph-properties fo:text-align="center" style:justify-single-word="false"/>
    </style:style>
    <style:style style:name="MT1" style:family="text">
      <style:text-properties fo:language="id" fo:country="ID" fo:font-weight="bold" style:font-weight-asian="bold"/>
    </style:style>
    <style:style style:name="MT2" style:family="text">
      <style:text-properties fo:language="id" fo:country="ID"/>
    </style:style>
    <style:style style:name="MT3" style:family="text">
      <style:text-properties fo:language="id" fo:country="ID" fo:font-weight="bold" officeooo:rsid="00012d94" style:font-weight-asian="bold"/>
    </style:style>
    <style:style style:name="MT4" style:family="text">
      <style:text-properties fo:language="id" fo:country="ID" officeooo:rsid="0015d2f2"/>
    </style:style>
    <style:style style:name="Mgr1" style:family="graphic">
      <style:graphic-properties draw:stroke="solid" svg:stroke-width="0.079cm" svg:stroke-color="#000000" draw:stroke-linejoin="round" draw:fill="none" draw:textarea-vertical-align="top" draw:auto-grow-height="false" fo:min-height="0cm" fo:min-width="15.166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49cm" style:dynamic-spacing="true"/>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header>
        <text:p text:style-name="MP1"><text:span text:style-name="MT1">Kuriyanto Adi Saputro</text:span><text:span text:style-name="MT2">, “</text:span><text:span text:style-name="MT3">Remastering GNU/Linux dengan ubuntu customization kit untuk mahasiswa berbasis Xubuntu</text:span><text:span text:style-name="MT1">”</text:span></text:p>
        <text:p text:style-name="MP2">Jurusan/Program Study Teknik Informatika, Jenjang Pendidikan Strata 1 (TI)</text:p>
        <text:p text:style-name="MP3"><text:span text:style-name="MT4">Skripsi</text:span><text:span text:style-name="MT2">, </text:span><text:span text:style-name="MT4">maret</text:span><text:span text:style-name="MT2"> s/d <text:s/>Ju</text:span><text:span text:style-name="MT4">l</text:span><text:span text:style-name="MT2">i 201</text:span><text:span text:style-name="MT4">8</text:span></text:p>
        <text:p text:style-name="MP4"><draw:custom-shape text:anchor-type="paragraph" draw:z-index="0" draw:name="Image1" draw:style-name="Mgr1" draw:text-style-name="MP5" svg:width="15.666cm" svg:height="0.004cm" svg:x="-0.104cm" svg:y="0.26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p>
      </style:header>
      <style:footer>
        <text:p text:style-name="MP6"><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23:38:00</meta:creation-date>
    <meta:initial-creator>aaj_hp</meta:initial-creator>
    <dc:language>id-ID</dc:language>
    <dc:date>2018-07-21T12:25:11.536812439</dc:date>
    <meta:editing-cycles>6</meta:editing-cycles>
    <meta:editing-duration>PT17M41S</meta:editing-duration>
    <meta:generator>LibreOffice/6.0.5.2$Linux_X86_64 LibreOffice_project/54c8cbb85f300ac59db32fe8a675ff7683cd5a16</meta:generator>
    <meta:print-date>2018-07-21T12:16:59.159180603</meta:print-date>
    <meta:document-statistic meta:table-count="0" meta:image-count="0" meta:object-count="0" meta:page-count="1" meta:paragraph-count="6" meta:word-count="189" meta:character-count="1406" meta:non-whitespace-character-count="12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